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6bad" officeooo:paragraph-rsid="000e6bad"/>
    </style:style>
    <style:style style:name="P2" style:family="paragraph" style:parent-style-name="Standard">
      <style:text-properties officeooo:rsid="000e6bad" officeooo:paragraph-rsid="001002f4"/>
    </style:style>
    <style:style style:name="P3" style:family="paragraph" style:parent-style-name="Standard">
      <style:text-properties officeooo:rsid="000e6bad" officeooo:paragraph-rsid="001163b5"/>
    </style:style>
    <style:style style:name="P4" style:family="paragraph" style:parent-style-name="Standard">
      <style:text-properties officeooo:rsid="000e6bad" officeooo:paragraph-rsid="000f66c3"/>
    </style:style>
    <style:style style:name="P5" style:family="paragraph" style:parent-style-name="Standard">
      <style:text-properties officeooo:rsid="000e6bad" officeooo:paragraph-rsid="00144870"/>
    </style:style>
    <style:style style:name="P6" style:family="paragraph" style:parent-style-name="Standard">
      <style:text-properties officeooo:rsid="000f66c3" officeooo:paragraph-rsid="000f66c3"/>
    </style:style>
    <style:style style:name="P7" style:family="paragraph" style:parent-style-name="Standard">
      <style:text-properties officeooo:rsid="001002f4" officeooo:paragraph-rsid="001002f4"/>
    </style:style>
    <style:style style:name="P8" style:family="paragraph" style:parent-style-name="Standard">
      <style:text-properties officeooo:rsid="00124f61" officeooo:paragraph-rsid="00124f61"/>
    </style:style>
    <style:style style:name="P9" style:family="paragraph" style:parent-style-name="Standard">
      <style:text-properties officeooo:rsid="0016c3d8" officeooo:paragraph-rsid="0016c3d8"/>
    </style:style>
    <style:style style:name="P10" style:family="paragraph" style:parent-style-name="Standard">
      <style:text-properties officeooo:rsid="001002f4" officeooo:paragraph-rsid="001002f4"/>
    </style:style>
    <style:style style:name="P11" style:family="paragraph" style:parent-style-name="Standard">
      <style:text-properties officeooo:rsid="00124f61" officeooo:paragraph-rsid="000e6bad"/>
    </style:style>
    <style:style style:name="P12" style:family="paragraph" style:parent-style-name="Standard">
      <style:text-properties officeooo:rsid="000e6bad" officeooo:paragraph-rsid="000e6bad"/>
    </style:style>
    <style:style style:name="P13" style:family="paragraph" style:parent-style-name="Standard">
      <style:text-properties officeooo:rsid="001ca529" officeooo:paragraph-rsid="001ca529"/>
    </style:style>
    <style:style style:name="T1" style:family="text">
      <style:text-properties officeooo:rsid="000e6bad"/>
    </style:style>
    <style:style style:name="T2" style:family="text">
      <style:text-properties officeooo:rsid="000f66c3"/>
    </style:style>
    <style:style style:name="T3" style:family="text">
      <style:text-properties officeooo:rsid="001002f4"/>
    </style:style>
    <style:style style:name="T4" style:family="text">
      <style:text-properties officeooo:rsid="0010aac7"/>
    </style:style>
    <style:style style:name="T5" style:family="text">
      <style:text-properties officeooo:rsid="001163b5"/>
    </style:style>
    <style:style style:name="T6" style:family="text">
      <style:text-properties officeooo:rsid="00124f61"/>
    </style:style>
    <style:style style:name="T7" style:family="text">
      <style:text-properties officeooo:rsid="00144870"/>
    </style:style>
    <style:style style:name="T8" style:family="text">
      <style:text-properties officeooo:rsid="0016ba74"/>
    </style:style>
    <style:style style:name="T9" style:family="text">
      <style:text-properties officeooo:rsid="001755d4"/>
    </style:style>
    <style:style style:name="T10" style:family="text">
      <style:text-properties officeooo:rsid="0018702a"/>
    </style:style>
    <style:style style:name="T11" style:family="text">
      <style:text-properties officeooo:rsid="001a27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Blake Levine</text:p>
      <text:p text:style-name="P13">Assignment 1</text:p>
      <text:p text:style-name="P13">9/16/14</text:p>
      <text:p text:style-name="P13">CSC 1100 – Fall Term</text:p>
      <text:p text:style-name="P1"/>
      <text:p text:style-name="P1">1)</text:p>
      <text:p text:style-name="P1"><text:tab/>a) <text:span text:style-name="T3">What is the prupose of main memory?</text:span></text:p>
      <text:p text:style-name="P1"><text:tab/><text:span text:style-name="T4">Main memory stores data before it is processed by the cpu.</text:span></text:p>
      <text:p text:style-name="P3"><text:tab/></text:p>
      <text:p text:style-name="P3"><text:tab/>b) <text:span text:style-name="T3">What is the function of an operating system?</text:span></text:p>
      <text:p text:style-name="P1"><text:tab/><text:span text:style-name="T5">An operating system monitors the overall activity and provides services such as <text:s/></text:span></text:p>
      <text:p text:style-name="P1"/>
      <text:p text:style-name="P1"><text:tab/>c) <text:span text:style-name="T3">What are the differences beteween machine languages and high-level languages?</text:span></text:p>
      <text:p text:style-name="P1"><text:tab/><text:span text:style-name="T9">Machine language programs are readable by the computer and are written in binary. High-level <text:tab/>languages are readable by humans and are written in languages like c++.</text:span></text:p>
      <text:p text:style-name="P1"/>
      <text:p text:style-name="P1"><text:tab/>d) <text:span text:style-name="T3">What is an object program?</text:span></text:p>
      <text:p text:style-name="P1"><text:tab/><text:span text:style-name="T9">An object program is a high level language program that is compiled to machine language.</text:span></text:p>
      <text:p text:style-name="P1"/>
      <text:p text:style-name="P1"><text:tab/>e) <text:span text:style-name="T3">What is the function of a loader?</text:span></text:p>
      <text:p text:style-name="P1"><text:tab/><text:span text:style-name="T9">Executes programs into the main memory. </text:span></text:p>
      <text:p text:style-name="P1"/>
      <text:p text:style-name="P1"><text:tab/>f) <text:span text:style-name="T3">What is linking?</text:span></text:p>
      <text:p text:style-name="P1"><text:tab/><text:span text:style-name="T5">Combining the object program with other programs.</text:span></text:p>
      <text:p text:style-name="P3"><text:tab/></text:p>
      <text:p text:style-name="P3"><text:tab/>g) <text:span text:style-name="T3">What kind of errors are reported by a compiler?</text:span></text:p>
      <text:p text:style-name="P1"><text:tab/><text:span text:style-name="T5">Syntax errors, type errors, declaration errors.</text:span></text:p>
      <text:p text:style-name="P1"><text:tab/></text:p>
      <text:p text:style-name="P1"><text:tab/>h) <text:span text:style-name="T3">What is an algorithm?</text:span></text:p>
      <text:p text:style-name="P1"><text:tab/><text:span text:style-name="T5">Step by step problem solving process that arrive at a solution in a finite amount of time.</text:span></text:p>
      <text:p text:style-name="P1"><text:tab/></text:p>
      <text:p text:style-name="P2"><text:tab/>i) <text:span text:style-name="T3">What are the advantages of problem analysis and algorithm design over directly writing a</text:span></text:p>
      <text:p text:style-name="P7"><text:s/><text:tab/> <text:s text:c="3"/>program in a high-level language?</text:p>
      <text:p text:style-name="P2"><text:tab/><text:span text:style-name="T6">Both methods invlove planning which leads to better coding practices and better code.</text:span></text:p>
      <text:p text:style-name="P3"><text:tab/></text:p>
      <text:p text:style-name="P3"><text:tab/></text:p>
      <text:p text:style-name="P3"><text:tab/>j) <text:span text:style-name="T3">What actions must be taken before a variable can be used in a program?</text:span></text:p>
      <text:p text:style-name="P11"><text:tab/><text:tab/>1) include the header file iostream</text:p>
      <text:p text:style-name="P11"><text:tab/><text:tab/>2) use the standard namespace</text:p>
      <text:p text:style-name="P11"><text:tab/><text:tab/>3) declare the variable with a type</text:p>
      <text:p text:style-name="P8"><text:tab/><text:tab/>4) assign the variable a vaule</text:p>
      <text:p text:style-name="P1"/>
      <text:p text:style-name="P1"/>
      <text:p text:style-name="P1">2) Which of the following are valid C++ identifiers?</text:p>
      <text:p text:style-name="P1"><text:tab/>a) <text:span text:style-name="T2">invalid, special character</text:span></text:p>
      <text:p text:style-name="P6"><text:tab/>b) valid</text:p>
      <text:p text:style-name="P6"><text:tab/>c) invalid, cannot start with number</text:p>
      <text:p text:style-name="P6"><text:tab/>d) invalid, special character</text:p>
      <text:p text:style-name="P6"><text:tab/>e) valid</text:p>
      <text:p text:style-name="P6"><text:soft-page-break/><text:tab/>f) invalid, special character</text:p>
      <text:p text:style-name="P1"><text:tab/><text:span text:style-name="T2">g) invalid, cannot use space</text:span></text:p>
      <text:p text:style-name="P4"><text:tab/><text:span text:style-name="T2">h) invalid, special character</text:span></text:p>
      <text:p text:style-name="P5"><text:tab/><text:span text:style-name="T7">i) invalid, special character</text:span></text:p>
      <text:p text:style-name="P1"><text:tab/><text:span text:style-name="T7">j) valid</text:span></text:p>
      <text:p text:style-name="P1">3) </text:p>
      <text:p text:style-name="P1"><text:tab/>a) <text:span text:style-name="T7">3</text:span></text:p>
      <text:p text:style-name="P1"><text:tab/><text:span text:style-name="T2">b) -0.5</text:span></text:p>
      <text:p text:style-name="P1"><text:tab/><text:span text:style-name="T3">c) 7.85714</text:span></text:p>
      <text:p text:style-name="P1"><text:tab/><text:span text:style-name="T3">d) not possible</text:span></text:p>
      <text:p text:style-name="P1"><text:tab/><text:span text:style-name="T3">e) 28.5</text:span></text:p>
      <text:p text:style-name="P1"><text:tab/><text:span text:style-name="T3">f) not possible</text:span></text:p>
      <text:p text:style-name="P1"><text:tab/><text:span text:style-name="T3">g) not possible</text:span></text:p>
      <text:p text:style-name="P1"><text:tab/><text:span text:style-name="T3">h) 3.57143</text:span></text:p>
      <text:p text:style-name="P1"/>
      <text:p text:style-name="P7">4)</text:p>
      <text:p text:style-name="P7"><text:tab/><text:span text:style-name="T8">x= 101 </text:span></text:p>
      <text:p text:style-name="P9"><text:tab/>y = 28</text:p>
      <text:p text:style-name="P9"><text:tab/>z = 28</text:p>
      <text:p text:style-name="P9"><text:tab/>w = 117.5</text:p>
      <text:p text:style-name="P9"><text:tab/>z = 29.25</text:p>
      <text:p text:style-name="P7"/>
      <text:p text:style-name="P7">5)</text:p>
      <text:p text:style-name="P7"><text:tab/><text:span text:style-name="T1">a) -40</text:span></text:p>
      <text:p text:style-name="P2"><text:tab/><text:span text:style-name="T2">b) 11.5</text:span></text:p>
      <text:p text:style-name="P2"><text:tab/><text:span text:style-name="T3">c) 17.75</text:span></text:p>
      <text:p text:style-name="P2"><text:tab/><text:span text:style-name="T3">d) 18.7</text:span></text:p>
      <text:p text:style-name="P2"><text:tab/><text:span text:style-name="T3">e) 20</text:span></text:p>
      <text:p text:style-name="P2"><text:tab/><text:span text:style-name="T3">f) 88.25</text:span></text:p>
      <text:p text:style-name="P2"/>
      <text:p text:style-name="P7">6)<text:tab/><text:tab/><text:tab/>|<text:tab/>a<text:tab/>|<text:tab/>b<text:tab/>|<text:tab/>c<text:tab/>|</text:p>
      <text:p text:style-name="P7"><text:tab/><text:tab/><text:tab/>|<text:tab/><text:tab/>|<text:tab/><text:tab/>|<text:tab/><text:tab/>|</text:p>
      <text:p text:style-name="P7">a = (b++) + 3;<text:tab/><text:tab/>|<text:tab/><text:span text:style-name="T10">9</text:span><text:tab/>|<text:tab/><text:span text:style-name="T10">7</text:span><text:tab/>|<text:tab/><text:span text:style-name="T11">0</text:span><text:tab/>|</text:p>
      <text:p text:style-name="P7">c = 2 * a + (++b);<text:tab/>|<text:tab/><text:span text:style-name="T10">9</text:span><text:tab/>|<text:tab/><text:span text:style-name="T10">8</text:span><text:tab/>|<text:tab/><text:span text:style-name="T10">26</text:span><text:tab/>|</text:p>
      <text:p text:style-name="P7">b = 2* (++c) – (a++);<text:tab/>|<text:tab/><text:span text:style-name="T10">10</text:span><text:tab/>|<text:tab/><text:span text:style-name="T10">45</text:span><text:tab/>|<text:tab/><text:span text:style-name="T10">27</text:span><text:tab/>|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9T17:34:53.646403447</meta:creation-date>
    <dc:date>2014-09-16T15:38:32.148734122</dc:date>
    <meta:editing-duration>P1DT6H56S</meta:editing-duration>
    <meta:editing-cycles>8</meta:editing-cycles>
    <meta:generator>LibreOffice/4.2.6.3$Linux_X86_64 LibreOffice_project/420m0$Build-3</meta:generator>
    <meta:document-statistic meta:table-count="0" meta:image-count="0" meta:object-count="0" meta:page-count="2" meta:paragraph-count="73" meta:word-count="387" meta:character-count="2057" meta:non-whitespace-character-count="1652"/>
  </office:meta>
</office:document-meta>
</file>